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0" style:family="paragraph" style:parent-style-name="Text_20_body">
      <style:text-properties fo:font-size="8pt" style:font-size-asian="8pt" style:font-size-complex="8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size-complex="10pt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0% 100%" fo:language="en" fo:country="US" style:font-name-complex="Arial"/>
    </style:style>
    <style:style style:name="T35" style:family="text">
      <style:text-properties style:text-position="0% 100%" fo:font-style="italic" style:font-style-asian="italic" style:font-name-complex="Symbol" style:font-style-complex="italic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font-name="Arial1" style:font-name-asian="Times New Roman" style:font-name-complex="Arial1" style:font-weight-complex="bold"/>
    </style:style>
    <style:style style:name="T40" style:family="text">
      <style:text-properties style:font-weight-complex="bold"/>
    </style:style>
    <style:style style:name="T4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ize="9pt" style:font-size-asian="9pt" style:language-asian="zh" style:country-asian="TW" style:font-size-complex="9pt"/>
    </style:style>
    <style:style style:name="T4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3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6">/</text:span><text:span text:style-name="T17">N</text:span><text:span text:style-name="T36">: </text:span><text:span text:style-name="T17"><text:s text:c="2"/></text:span><text:span text:style-name="T37">$allSerial</text:span></text:p>
      <text:p text:style-name="P10"/>
      <text:p text:style-name="P3">Measurement limits: </text:p>
      <text:p text:style-name="Standard"><text:span text:style-name="T10">from 0.1 </text:span><text:span text:style-name="T29">µ</text:span><text:span text:style-name="T10">Sv/h to 10 mSv/h, </text:span></text:p>
      <text:p text:style-name="P4">from 0.1 cps to 10<text:span text:style-name="T20">4</text:span> cps</text:p>
      <text:p text:style-name="P7"/>
      <text:p text:style-name="P4"><text:span text:style-name="T38">Measurement error: </text:span><text:span text:style-name="T39">±</text:span><text:span text:style-name="T40">20</text:span> %</text:p>
      <text:p text:style-name="P16"/>
      <text:p text:style-name="P3">Operating conditions: </text:p>
      <text:p text:style-name="P41"><text:span text:style-name="T16">- Air temperature<text:tab/></text:span><text:span text:style-name="T30"><text:tab/><text:tab/><text:tab/><text:tab/>+</text:span><text:span text:style-name="T16">$temp</text:span><text:span text:style-name="T30"> °</text:span><text:span text:style-name="T16">C</text:span></text:p>
      <text:p text:style-name="P41"><text:span text:style-name="T16">- Atmospheric pressure<text:tab/></text:span><text:span text:style-name="T16"><text:tab/><text:tab/><text:tab/>98,5 kPa</text:span></text:p>
      <text:p text:style-name="P41"><text:span text:style-name="T16">- Relative humidity<text:tab/><text:tab/></text:span><text:span text:style-name="T16"><text:tab/><text:tab/>$vlag %</text:span></text:p>
      <text:p text:style-name="P42">- Gamma radiation background<text:tab/><text:tab/><text:tab/>$bground <text:s/>nSv/h</text:p>
      <text:p text:style-name="P45"/>
      <text:p text:style-name="P46"><text:span text:style-name="Знак_20_примечания"><text:span text:style-name="T44">Calibration means</text:span></text:span><text:span text:style-name="Знак_20_примечания"><text:span text:style-name="T45">:</text:span></text:span></text:p>
      <text:p text:style-name="P44"><text:span text:style-name="Знак_20_примечания"><text:span text:style-name="T43">- <text:s/>$eng_facility_110$;</text:span></text:span></text:p>
      <text:p text:style-name="P43"><text:span text:style-name="Знак_20_примечания"><text:span text:style-name="T43">- <text:s/>$eng_facility_130$;</text:span></text:span></text:p>
      <text:p text:style-name="P43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, <text:span text:style-name="T21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4">Dose rate at check point</text:span> <text:span text:style-name="T23">Ḣ</text:span><text:span text:style-name="T25">oi</text:span><text:span text:style-name="T32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3"><text:span text:style-name="T14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7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8">Relative gamma radiation <text:s/>measurement</text:span> <text:span text:style-name="T14">error</text:span><text:span text:style-name="T6">, </text:span><text:span text:style-name="T28">θ</text:span><text:span text:style-name="T26">пр</text:span><text:span text:style-name="T25">i</text:span><text:span text:style-name="T27">,</text:span> %</text:p>
          </table:table-cell>
          <table:table-cell table:style-name="t1.B2" table:number-rows-spanned="3" office:value-type="string">
            <text:p text:style-name="P25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t1.K2" table:number-rows-spanned="3" office:value-type="string">
            <text:p text:style-name="P19"><text:span text:style-name="T14">Limits of intrinsic relative error</text:span>, 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4">Back-ground</text:span>, <text:span text:style-name="T15">nSv</text:span><text:span text:style-name="T23">/</text:span><text:span text:style-name="T15">h</text:span></text:p>
          </table:table-cell>
          <table:table-cell table:style-name="t1.D3" table:number-columns-spanned="3" office:value-type="string">
            <text:p text:style-name="P27"><text:span text:style-name="T14">Measured value</text:span> <text:span text:style-name="T23">Ḣ</text:span><text:span text:style-name="T22">*</text:span><text:span text:style-name="T25">i</text:span><text:span text:style-name="T3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4">Average value</text:span>, <text:span text:style-name="T15">H</text:span><text:span text:style-name="T25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3">H</text:span><text:span text:style-name="T24">1</text:span></text:p>
          </table:table-cell>
          <table:table-cell table:style-name="t1.D3" office:value-type="string">
            <text:p text:style-name="P27"><text:span text:style-name="T15">H</text:span><text:span text:style-name="T24">2</text:span></text:p>
          </table:table-cell>
          <table:table-cell table:style-name="t1.D3" office:value-type="string">
            <text:p text:style-name="P27"><text:span text:style-name="T15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3">±<text:span text:style-name="T27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P39"/>
      <text:p text:style-name="P39"/>
      <text:p text:style-name="P5">Beta radiation, Sr-90+Y-90, area source 160 mm<text:span text:style-name="T21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0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34">Conventionally true value of external solid angle radiation 2</text:span><text:span text:style-name="T41">π</text:span><text:span text:style-name="T42">av</text:span><text:span text:style-name="T34">, cps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28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3"><text:span text:style-name="T18">Relative <text:s/>measure-ment</text:span> <text:span text:style-name="T14">error</text:span></text:p>
            <text:p text:style-name="P23"><text:span text:style-name="T28">θ</text:span><text:span text:style-name="T26">пр</text:span><text:span text:style-name="T25">i</text:span><text:span text:style-name="T27">,</text:span> %</text:p>
          </table:table-cell>
          <table:table-cell table:style-name="b1.B2" table:number-rows-spanned="3" office:value-type="string">
            <text:p text:style-name="P25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b1.I2" table:number-rows-spanned="3" office:value-type="string">
            <text:p text:style-name="P19"><text:span text:style-name="T14">Limits of intrinsic relative error</text:span>, % </text:p>
            <text:p text:style-name="P20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7"><text:span text:style-name="T14">Measured valu</text:span><text:span text:style-name="T31">e</text:span><text:span text:style-name="T33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7"><text:span text:style-name="T14">Average value</text:span>, <text:span text:style-name="T33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35">cps</text:span><text:span text:style-name="T24">1</text:span></text:p>
          </table:table-cell>
          <table:table-cell table:style-name="b1.C4" office:value-type="string">
            <text:p text:style-name="P37"><text:span text:style-name="T33">cps</text:span><text:span text:style-name="T24">2</text:span></text:p>
          </table:table-cell>
          <table:table-cell table:style-name="b1.C4" office:value-type="string">
            <text:p text:style-name="P37"><text:span text:style-name="T33">cps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4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4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4">3</text:span></text:p>
          </table:table-cell>
          <table:table-cell table:style-name="b1.C8" office:value-type="string">
            <text:p text:style-name="P14">β1-7<text:span text:style-name="T14">3</text:span></text:p>
          </table:table-cell>
          <table:table-cell table:style-name="b1.C8" office:value-type="string">
            <text:p text:style-name="P14">β1-8<text:span text:style-name="T14">3</text:span></text:p>
          </table:table-cell>
          <table:table-cell table:style-name="b1.C8" office:value-type="string">
            <text:p text:style-name="P14">β1-0<text:span text:style-name="T14">3</text:span></text:p>
          </table:table-cell>
          <table:table-cell table:style-name="b1.C8" office:value-type="string">
            <text:p text:style-name="P14">β1-1<text:span text:style-name="T14">3</text:span></text:p>
          </table:table-cell>
          <table:table-cell table:style-name="b1.C8" office:value-type="string">
            <text:p text:style-name="P14">β1-2<text:span text:style-name="T14">3</text:span>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Calibrated by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9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9:34.40</dc:date>
    <meta:print-date>2019-04-03T15:18:00</meta:print-date>
    <meta:editing-cycles>174</meta:editing-cycles>
    <meta:editing-duration>PT12H21M48S</meta:editing-duration>
    <meta:generator>OpenOffice/4.1.6$Win32 OpenOffice.org_project/416m1$Build-9790</meta:generator>
    <meta:document-statistic meta:table-count="3" meta:image-count="1" meta:object-count="0" meta:page-count="1" meta:paragraph-count="143" meta:word-count="287" meta:character-count="1858"/>
  </office:meta>
</office:document-meta>
</file>